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arial" svg:font-family="arial, sans-serif"/>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D" style:family="table-column">
      <style:table-column-properties style:column-width="4.397cm" style:rel-column-width="16386*"/>
    </style:style>
    <style:style style:name="Table1.A1" style:family="table-cell">
      <style:table-cell-properties fo:padding="0.097cm" fo:border="none"/>
    </style:style>
    <style:style style:name="Table2" style:family="table">
      <style:table-properties style:width="17.59cm" table:align="margins" style:shadow="none"/>
    </style:style>
    <style:style style:name="Table2.A" style:family="table-column">
      <style:table-column-properties style:column-width="3.517cm" style:rel-column-width="13107*"/>
    </style:style>
    <style:style style:name="Table2.A1" style:family="table-cell">
      <style:table-cell-properties fo:padding="0.097cm" fo:border="none"/>
    </style:style>
    <style:style style:name="P1" style:family="paragraph" style:parent-style-name="Standard">
      <style:text-properties style:font-name="FreeSans" fo:font-size="18pt" fo:font-weight="normal" officeooo:rsid="001709c8" officeooo:paragraph-rsid="001709c8" style:font-size-asian="18pt" style:font-weight-asian="normal" style:font-size-complex="18pt" style:font-weight-complex="normal"/>
    </style:style>
    <style:style style:name="P2" style:family="paragraph" style:parent-style-name="Standard">
      <style:text-properties style:font-name="FreeSans" fo:font-size="16pt" fo:font-weight="normal" officeooo:rsid="001709c8" officeooo:paragraph-rsid="001709c8" style:font-size-asian="14pt" style:font-weight-asian="normal" style:font-size-complex="16pt" style:font-weight-complex="normal"/>
    </style:style>
    <style:style style:name="P3" style:family="paragraph" style:parent-style-name="Standard">
      <style:text-properties style:font-name="FreeSans" fo:font-size="16pt" fo:font-weight="normal" officeooo:rsid="001709c8" officeooo:paragraph-rsid="001dbd4c" style:font-size-asian="14pt" style:font-weight-asian="normal" style:font-size-complex="16pt" style:font-weight-complex="normal"/>
    </style:style>
    <style:style style:name="P4" style:family="paragraph" style:parent-style-name="Standard">
      <style:text-properties style:font-name="FreeSans" fo:font-size="16pt" fo:font-weight="normal" officeooo:rsid="001ce9df" officeooo:paragraph-rsid="001ce9df" style:font-size-asian="14pt" style:font-weight-asian="normal" style:font-size-complex="16pt" style:font-weight-complex="normal"/>
    </style:style>
    <style:style style:name="P5" style:family="paragraph" style:parent-style-name="Standard">
      <style:text-properties style:font-name="FreeSans" fo:font-size="16pt" fo:font-weight="normal" officeooo:rsid="001ce9df" officeooo:paragraph-rsid="0025cc11" style:font-size-asian="14pt" style:font-weight-asian="normal" style:font-size-complex="16pt" style:font-weight-complex="normal"/>
    </style:style>
    <style:style style:name="P6" style:family="paragraph" style:parent-style-name="Standard">
      <style:text-properties style:font-name="FreeSans" fo:font-size="16pt" fo:font-weight="normal" officeooo:rsid="0025cc11" officeooo:paragraph-rsid="0025cc11" style:font-size-asian="14pt" style:font-weight-asian="normal" style:font-size-complex="16pt" style:font-weight-complex="normal"/>
    </style:style>
    <style:style style:name="P7" style:family="paragraph" style:parent-style-name="Standard">
      <style:text-properties style:font-name="FreeSans" fo:font-size="12pt" fo:font-weight="normal" officeooo:rsid="001709c8" officeooo:paragraph-rsid="001709c8" style:font-size-asian="10.5pt" style:font-weight-asian="normal" style:font-size-complex="12pt" style:font-weight-complex="normal"/>
    </style:style>
    <style:style style:name="P8" style:family="paragraph" style:parent-style-name="Standard">
      <style:text-properties style:font-name="FreeSans" fo:font-size="12pt" fo:font-weight="normal" officeooo:paragraph-rsid="00178189" style:font-size-asian="12pt" style:font-size-complex="12pt"/>
    </style:style>
    <style:style style:name="P9" style:family="paragraph" style:parent-style-name="Standard">
      <style:text-properties style:font-name="FreeSans" fo:font-size="12pt" fo:font-weight="normal" officeooo:paragraph-rsid="0019702d" style:font-size-asian="12pt" style:font-size-complex="12pt"/>
    </style:style>
    <style:style style:name="P10" style:family="paragraph" style:parent-style-name="Standard">
      <style:text-properties style:font-name="FreeSans" fo:font-size="12pt" fo:font-weight="normal" officeooo:rsid="001bee26" officeooo:paragraph-rsid="001bee26" style:font-size-asian="12pt" style:font-size-complex="12pt"/>
    </style:style>
    <style:style style:name="P11" style:family="paragraph" style:parent-style-name="Standard">
      <style:text-properties style:font-name="FreeSans" fo:font-size="12pt" fo:font-weight="normal" officeooo:rsid="001709c8" officeooo:paragraph-rsid="001709c8" style:font-size-asian="12pt" style:font-weight-asian="normal" style:font-size-complex="12pt" style:font-weight-complex="normal"/>
    </style:style>
    <style:style style:name="P12" style:family="paragraph" style:parent-style-name="Standard">
      <style:text-properties style:font-name="FreeSans" fo:font-size="12pt" fo:font-weight="normal" officeooo:rsid="001709c8" officeooo:paragraph-rsid="001dbd4c" style:font-size-asian="12pt" style:font-weight-asian="normal" style:font-size-complex="12pt" style:font-weight-complex="normal"/>
    </style:style>
    <style:style style:name="P13" style:family="paragraph" style:parent-style-name="Standard">
      <style:text-properties style:font-name="FreeSans" fo:font-size="12pt" fo:font-weight="normal" officeooo:rsid="00207640" officeooo:paragraph-rsid="00207640" style:font-size-asian="12pt" style:font-weight-asian="normal" style:font-size-complex="12pt" style:font-weight-complex="normal"/>
    </style:style>
    <style:style style:name="P14" style:family="paragraph" style:parent-style-name="Standard">
      <style:text-properties style:font-name="FreeSans" fo:font-size="12pt" fo:font-weight="normal" officeooo:rsid="00222c20" officeooo:paragraph-rsid="00222c20" style:font-size-asian="12pt" style:font-weight-asian="normal" style:font-size-complex="12pt" style:font-weight-complex="normal"/>
    </style:style>
    <style:style style:name="P15" style:family="paragraph" style:parent-style-name="Standard">
      <style:text-properties style:font-name="FreeSans" fo:font-size="12pt" fo:font-weight="normal" officeooo:rsid="00230e2d" officeooo:paragraph-rsid="00230e2d" style:font-size-asian="12pt" style:font-weight-asian="normal" style:font-size-complex="12pt" style:font-weight-complex="normal"/>
    </style:style>
    <style:style style:name="P16" style:family="paragraph" style:parent-style-name="Standard">
      <style:text-properties style:font-name="FreeSans" fo:font-size="12pt" fo:font-weight="normal" officeooo:rsid="0025cc11" officeooo:paragraph-rsid="0025cc11" style:font-size-asian="12pt" style:font-weight-asian="normal" style:font-size-complex="12pt" style:font-weight-complex="normal"/>
    </style:style>
    <style:style style:name="P17" style:family="paragraph" style:parent-style-name="Table_20_Contents">
      <style:text-properties style:font-name="FreeSans" fo:font-size="12pt" officeooo:rsid="00222c20" officeooo:paragraph-rsid="00222c20" style:font-size-asian="12pt" style:font-size-complex="12pt"/>
    </style:style>
    <style:style style:name="P18" style:family="paragraph" style:parent-style-name="Standard">
      <style:text-properties fo:font-variant="normal" fo:text-transform="none" fo:color="#000000" style:font-name="FreeSans" fo:font-size="12pt" fo:letter-spacing="normal" fo:font-style="normal" fo:font-weight="normal" officeooo:rsid="001bee26" officeooo:paragraph-rsid="001bee26" style:font-size-asian="12pt" style:font-size-complex="12pt"/>
    </style:style>
    <style:style style:name="P19" style:family="paragraph" style:parent-style-name="Standard">
      <style:text-properties fo:font-variant="normal" fo:text-transform="none" fo:color="#000000" style:font-name="FreeSans" fo:font-size="12pt" fo:letter-spacing="normal" fo:font-style="normal" fo:font-weight="normal" officeooo:rsid="0019702d" officeooo:paragraph-rsid="00178189" style:font-size-asian="12pt" style:font-size-complex="12pt"/>
    </style:style>
    <style:style style:name="P20" style:family="paragraph" style:parent-style-name="Standard">
      <style:text-properties fo:font-variant="normal" fo:text-transform="none" fo:color="#000000" style:font-name="FreeSans" fo:font-size="12pt" fo:letter-spacing="normal" fo:font-style="normal" fo:font-weight="normal" officeooo:rsid="001709c8" officeooo:paragraph-rsid="001709c8" style:font-size-asian="12pt" style:font-weight-asian="normal" style:font-size-complex="12pt" style:font-weight-complex="normal"/>
    </style:style>
    <style:style style:name="P21" style:family="paragraph" style:parent-style-name="Standard">
      <style:text-properties fo:font-variant="normal" fo:text-transform="none" fo:color="#000000" style:font-name="FreeSans" fo:font-size="12pt" fo:letter-spacing="normal" fo:font-style="normal" fo:font-weight="normal" officeooo:rsid="001709c8" officeooo:paragraph-rsid="002941e7" style:font-size-asian="12pt" style:font-weight-asian="normal" style:font-size-complex="12pt" style:font-weight-complex="normal"/>
    </style:style>
    <style:style style:name="P22" style:family="paragraph" style:parent-style-name="Standard">
      <style:text-properties fo:font-variant="normal" fo:text-transform="none" fo:color="#000000" style:font-name="FreeSans" fo:font-size="12pt" fo:letter-spacing="normal" fo:font-style="normal" fo:font-weight="normal" officeooo:rsid="002941e7" officeooo:paragraph-rsid="002941e7" style:font-size-asian="12pt" style:font-weight-asian="normal" style:font-size-complex="12pt" style:font-weight-complex="normal"/>
    </style:style>
    <style:style style:name="P23" style:family="paragraph" style:parent-style-name="Standard">
      <style:text-properties style:font-name="FreeSans" fo:font-size="12pt" fo:font-weight="normal" officeooo:rsid="001f6aae" officeooo:paragraph-rsid="001709c8" style:font-size-asian="10.5pt" style:font-weight-asian="normal" style:font-size-complex="12pt" style:font-weight-complex="normal"/>
    </style:style>
    <style:style style:name="P24" style:family="paragraph" style:parent-style-name="Standard">
      <style:text-properties style:font-name="FreeSans" fo:font-size="12pt" fo:font-weight="normal" officeooo:rsid="001f6aae" officeooo:paragraph-rsid="001f6aae" style:font-size-asian="10.5pt" style:font-weight-asian="normal" style:font-size-complex="12pt" style:font-weight-complex="normal"/>
    </style:style>
    <style:style style:name="P25" style:family="paragraph" style:parent-style-name="Standard">
      <style:text-properties style:font-name="FreeSans" fo:font-size="12pt" fo:font-weight="normal" officeooo:rsid="001ce9df" officeooo:paragraph-rsid="0025cc11" style:font-size-asian="10.5pt" style:font-weight-asian="normal" style:font-size-complex="12pt" style:font-weight-complex="normal"/>
    </style:style>
    <style:style style:name="P26" style:family="paragraph" style:parent-style-name="Standard">
      <style:text-properties style:font-name="FreeSans" fo:font-size="12pt" fo:font-weight="normal" officeooo:rsid="001709c8" officeooo:paragraph-rsid="001709c8" style:font-size-asian="10.5pt" style:font-weight-asian="normal" style:font-size-complex="12pt" style:font-weight-complex="normal"/>
    </style:style>
    <style:style style:name="P27" style:family="paragraph" style:parent-style-name="Standard">
      <style:text-properties style:font-name="FreeSans" fo:font-size="12pt" fo:font-weight="normal" officeooo:rsid="001709c8" officeooo:paragraph-rsid="001709c8" style:font-size-asian="12pt" style:font-weight-asian="normal" style:font-size-complex="12pt" style:font-weight-complex="normal"/>
    </style:style>
    <style:style style:name="P28" style:family="paragraph" style:parent-style-name="Standard">
      <style:text-properties style:font-name="FreeSans" fo:font-size="12pt" fo:font-weight="normal" officeooo:rsid="0028f39f" officeooo:paragraph-rsid="0028f39f" style:font-size-asian="12pt" style:font-weight-asian="normal" style:font-size-complex="12pt" style:font-weight-complex="normal"/>
    </style:style>
    <style:style style:name="P29" style:family="paragraph" style:parent-style-name="Standard">
      <style:text-properties style:font-name="FreeSans" fo:font-size="12pt" fo:font-weight="normal" officeooo:rsid="00293105" officeooo:paragraph-rsid="00293105" style:font-size-asian="12pt" style:font-weight-asian="normal" style:font-size-complex="12pt" style:font-weight-complex="normal"/>
    </style:style>
    <style:style style:name="P30" style:family="paragraph" style:parent-style-name="Standard">
      <style:text-properties style:font-name="FreeSans" fo:font-size="12pt" fo:font-weight="normal" officeooo:rsid="00295c66" officeooo:paragraph-rsid="00295c66" style:font-size-asian="12pt" style:font-weight-asian="normal" style:font-size-complex="12pt" style:font-weight-complex="normal"/>
    </style:style>
    <style:style style:name="P31" style:family="paragraph" style:parent-style-name="Standard">
      <style:text-properties style:font-name="FreeSans" fo:font-size="12pt" fo:font-weight="normal" officeooo:paragraph-rsid="002aff4b" style:font-size-asian="12pt" style:font-size-complex="12pt"/>
    </style:style>
    <style:style style:name="P32" style:family="paragraph" style:parent-style-name="Standard">
      <style:text-properties style:font-name="FreeSans" fo:font-size="12pt" fo:font-weight="normal" officeooo:paragraph-rsid="0028f39f"/>
    </style:style>
    <style:style style:name="P33" style:family="paragraph" style:parent-style-name="Standard">
      <style:text-properties style:font-name="FreeSans" fo:font-size="12pt" fo:font-weight="normal" officeooo:paragraph-rsid="002941e7"/>
    </style:style>
    <style:style style:name="P34" style:family="paragraph" style:parent-style-name="Standard">
      <style:text-properties style:font-name="FreeSans" fo:font-size="16pt" fo:font-weight="normal" officeooo:rsid="001709c8" officeooo:paragraph-rsid="001709c8" style:font-size-asian="14pt" style:font-weight-asian="normal" style:font-size-complex="16pt" style:font-weight-complex="normal"/>
    </style:style>
    <style:style style:name="P35" style:family="paragraph" style:parent-style-name="Standard">
      <style:text-properties style:font-name="FreeSans" fo:font-size="16pt" fo:font-weight="normal" officeooo:paragraph-rsid="001ce9df"/>
    </style:style>
    <style:style style:name="P36" style:family="paragraph" style:parent-style-name="Standard">
      <style:text-properties style:font-name="FreeSans" fo:font-size="12pt" fo:font-weight="normal" officeooo:rsid="001709c8" officeooo:paragraph-rsid="001709c8" style:font-size-asian="12pt" style:font-weight-asian="normal" style:font-size-complex="12pt" style:font-weight-complex="normal"/>
    </style:style>
    <style:style style:name="P37" style:family="paragraph" style:parent-style-name="Table_20_Contents">
      <style:text-properties style:font-name="FreeSans" fo:font-size="12pt" officeooo:rsid="0028f39f" officeooo:paragraph-rsid="0028f39f" style:font-size-asian="12pt" style:font-size-complex="12pt"/>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officeooo:rsid="00178189"/>
    </style:style>
    <style:style style:name="T3" style:family="text">
      <style:text-properties fo:font-variant="normal" fo:text-transform="none" fo:color="#000000" fo:letter-spacing="normal" fo:font-style="normal" officeooo:rsid="0019702d"/>
    </style:style>
    <style:style style:name="T4" style:family="text">
      <style:text-properties fo:font-variant="normal" fo:text-transform="none" fo:color="#000000" fo:letter-spacing="normal" fo:font-style="normal" officeooo:rsid="001ae117"/>
    </style:style>
    <style:style style:name="T5" style:family="text">
      <style:text-properties fo:font-variant="normal" fo:text-transform="none" fo:color="#000000" fo:letter-spacing="normal" fo:font-style="normal" officeooo:rsid="001b2e68"/>
    </style:style>
    <style:style style:name="T6" style:family="text">
      <style:text-properties fo:font-variant="normal" fo:text-transform="none" fo:color="#000000" fo:letter-spacing="normal" fo:font-style="normal" officeooo:rsid="001ce9df"/>
    </style:style>
    <style:style style:name="T7" style:family="text">
      <style:text-properties fo:font-variant="normal" fo:text-transform="none" fo:color="#000000" fo:letter-spacing="normal" fo:font-style="normal" officeooo:rsid="002aff4b"/>
    </style:style>
    <style:style style:name="T8" style:family="text">
      <style:text-properties fo:font-variant="normal" fo:text-transform="none" fo:color="#252525" fo:font-size="12pt" fo:letter-spacing="normal" fo:font-style="normal" style:font-size-asian="12pt" style:font-weight-asian="normal" style:font-size-complex="12pt" style:font-weight-complex="normal"/>
    </style:style>
    <style:style style:name="T9" style:family="text">
      <style:text-properties officeooo:rsid="001709c8" style:font-weight-asian="normal" style:font-weight-complex="normal"/>
    </style:style>
    <style:style style:name="T10" style:family="text">
      <style:text-properties officeooo:rsid="00178189"/>
    </style:style>
    <style:style style:name="T11" style:family="text">
      <style:text-properties officeooo:rsid="001b2e68"/>
    </style:style>
    <style:style style:name="T12" style:family="text">
      <style:text-properties fo:font-size="12pt" style:font-size-asian="10.5pt" style:font-size-complex="12pt"/>
    </style:style>
    <style:style style:name="T13" style:family="text">
      <style:text-properties fo:font-size="12pt" officeooo:rsid="001b2e68" style:font-size-asian="10.5pt" style:font-size-complex="12pt"/>
    </style:style>
    <style:style style:name="T14" style:family="text">
      <style:text-properties fo:font-size="12pt" officeooo:rsid="001b4c3e" style:font-size-asian="10.5pt" style:font-size-complex="12pt"/>
    </style:style>
    <style:style style:name="T15" style:family="text">
      <style:text-properties fo:font-size="12pt" officeooo:rsid="001bee26" style:font-size-asian="10.5pt" style:font-size-complex="12pt"/>
    </style:style>
    <style:style style:name="T16" style:family="text">
      <style:text-properties fo:font-size="12pt" officeooo:rsid="001ce9df" style:font-size-asian="10.5pt" style:font-size-complex="12pt"/>
    </style:style>
    <style:style style:name="T17" style:family="text">
      <style:text-properties fo:font-size="12pt" officeooo:rsid="001dbd4c" style:font-size-asian="10.5pt" style:font-size-complex="12pt"/>
    </style:style>
    <style:style style:name="T18" style:family="text">
      <style:text-properties fo:font-size="12pt" officeooo:rsid="001f6aae" style:font-size-asian="10.5pt" style:font-size-complex="12pt"/>
    </style:style>
    <style:style style:name="T19" style:family="text">
      <style:text-properties fo:font-size="12pt" officeooo:rsid="00207640" style:font-size-asian="10.5pt" style:font-size-complex="12pt"/>
    </style:style>
    <style:style style:name="T20" style:family="text">
      <style:text-properties fo:font-size="12pt" officeooo:rsid="0025cc11" style:font-size-asian="10.5pt" style:font-size-complex="12pt"/>
    </style:style>
    <style:style style:name="T21" style:family="text">
      <style:text-properties fo:font-size="12pt" officeooo:rsid="002aff4b" style:font-size-asian="10.5pt" style:font-size-complex="12pt"/>
    </style:style>
    <style:style style:name="T22" style:family="text">
      <style:text-properties fo:font-size="12pt" officeooo:rsid="001ce9df" style:font-size-asian="10.5pt" style:font-weight-asian="normal" style:font-size-complex="12pt" style:font-weight-complex="normal"/>
    </style:style>
    <style:style style:name="T23" style:family="text">
      <style:text-properties fo:font-size="12pt" officeooo:rsid="00222c20" style:font-size-asian="10.5pt" style:font-weight-asian="normal" style:font-size-complex="12pt" style:font-weight-complex="normal"/>
    </style:style>
    <style:style style:name="T24" style:family="text">
      <style:text-properties fo:font-size="12pt" officeooo:rsid="001bee26" style:font-size-asian="10.5pt" style:font-weight-asian="normal" style:font-size-complex="12pt" style:font-weight-complex="normal"/>
    </style:style>
    <style:style style:name="T25" style:family="text">
      <style:text-properties fo:font-size="12pt" style:font-size-asian="12pt" style:font-size-complex="12pt"/>
    </style:style>
    <style:style style:name="T26" style:family="text">
      <style:text-properties fo:font-size="12pt" officeooo:rsid="00230e2d" style:font-size-asian="12pt" style:font-size-complex="12pt"/>
    </style:style>
    <style:style style:name="T27" style:family="text">
      <style:text-properties fo:font-size="12pt" officeooo:rsid="0023ee64" style:font-size-asian="12pt" style:font-size-complex="12pt"/>
    </style:style>
    <style:style style:name="T28" style:family="text">
      <style:text-properties fo:font-size="12pt" officeooo:rsid="0025cc11" style:font-size-asian="12pt" style:font-size-complex="12pt"/>
    </style:style>
    <style:style style:name="T29" style:family="text">
      <style:text-properties fo:font-size="12pt" officeooo:rsid="002c5f54" style:font-size-asian="12pt" style:font-size-complex="12pt"/>
    </style:style>
    <style:style style:name="T30" style:family="text">
      <style:text-properties fo:font-size="12pt" officeooo:rsid="001ce9df" style:font-size-asian="12pt" style:font-weight-asian="normal" style:font-size-complex="12pt" style:font-weight-complex="normal"/>
    </style:style>
    <style:style style:name="T31" style:family="text">
      <style:text-properties officeooo:rsid="001dbd4c"/>
    </style:style>
    <style:style style:name="T32" style:family="text">
      <style:text-properties officeooo:rsid="001f6aae"/>
    </style:style>
    <style:style style:name="T33" style:family="text">
      <style:text-properties officeooo:rsid="00222c20"/>
    </style:style>
    <style:style style:name="T34" style:family="text">
      <style:text-properties officeooo:rsid="0028f39f" style:font-size-asian="12pt" style:font-weight-asian="normal" style:font-size-complex="12pt" style:font-weight-complex="normal"/>
    </style:style>
    <style:style style:name="T35" style:family="text">
      <style:text-properties officeooo:rsid="00293105" style:font-size-asian="12pt" style:font-weight-asian="normal" style:font-size-complex="12pt" style:font-weight-complex="normal"/>
    </style:style>
    <style:style style:name="T36" style:family="text">
      <style:text-properties officeooo:rsid="002941e7" style:font-size-asian="12pt" style:font-weight-asian="normal" style:font-size-complex="12pt" style:font-weight-complex="normal"/>
    </style:style>
    <style:style style:name="T37" style:family="text">
      <style:text-properties style:text-position="super 58%"/>
    </style:style>
    <style:style style:name="T38" style:family="text">
      <style:text-properties officeooo:rsid="0023ee64"/>
    </style:style>
    <style:style style:name="T39" style:family="text">
      <style:text-properties officeooo:rsid="00251f30"/>
    </style:style>
    <style:style style:name="T40" style:family="text">
      <style:text-properties officeooo:rsid="0028f39f"/>
    </style:style>
    <style:style style:name="T41" style:family="text">
      <style:text-properties officeooo:rsid="00230e2d"/>
    </style:style>
    <style:style style:name="T42" style:family="text">
      <style:text-properties officeooo:rsid="002941e7"/>
    </style:style>
    <style:style style:name="T43" style:family="text">
      <style:text-properties style:font-name="FreeSans" officeooo:rsid="002941e7"/>
    </style:style>
    <style:style style:name="T44" style:family="text">
      <style:text-properties officeooo:rsid="002aff4b"/>
    </style:style>
    <style:style style:name="T45" style:family="text">
      <style:text-properties officeooo:rsid="002c5f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xt:span text:style-name="T10">IGPROC</text:span></text:p>
      <text:p text:style-name="P7"/>
      <text:p text:style-name="P31"><text:span text:style-name="T9"><text:tab/></text:span><text:span text:style-name="T1">SIGPROC is a package designed to standardize the initial analysis of the many types of fast-sampled pulsar </text:span><text:span text:style-name="T2">and FRB </text:span><text:span text:style-name="T1">data. </text:span><text:span text:style-name="T2">Installation instructions can be found at their webite (</text:span><text:a xlink:type="simple" xlink:href="http://sigproc.sourceforge.net/">http://sigproc.sourceforge.net/</text:a><text:span text:style-name="T2">) along with documentation on how to use it </text:span><text:span text:style-name="T7">(</text:span><text:a xlink:type="simple" xlink:href="http://sigproc.sourceforge.net/sigproc.pdf">http://sigproc.sourceforge.net/sigproc.pdf</text:a><text:span text:style-name="T7">)</text:span><text:span text:style-name="T2">. The documentation offers information on all of SIGPROC's programs, though this information is sometimes not sufficient. This paper discusses the programs that are likely to be used most often in greater detail, </text:span><text:span text:style-name="T3">along with some </text:span><text:span text:style-name="T7">other </text:span><text:span text:style-name="T3">general information.</text:span></text:p>
      <text:p text:style-name="P8"/>
      <text:p text:style-name="P9"><text:span text:style-name="T3"><text:tab/>In order for SIGPROC to analyze data, the data must be in a filterbank format file. The data contained within a filterbank file is a 2D array of intensity values over a range of frequency channels and time samples. This data can contain signals from FRBs. Filterbank files </text:span><text:span text:style-name="T4">are</text:span><text:span text:style-name="T3"> separated into two sections: the header and the body. The header contains all relavent information about the data such as sampling frequency, frequency channel bandwidth, and the number of frequency channels. </text:span><text:span text:style-name="T4">The body contains the 2D array, however, th</text:span><text:span text:style-name="T5">is</text:span><text:span text:style-name="T4"> array is formatted </text:span><text:span text:style-name="T5">as</text:span><text:span text:style-name="T4"> a 1D array. </text:span><text:span text:style-name="T5">The ordering of the elements in the 1D array is extremly important, and it is covered quite extensively in the SIGPROC documentation so I won't go into it here. I would just like to </text:span><text:span text:style-name="T7">mention</text:span><text:span text:style-name="T5"> that the frequency channels should be ordered from highest to lowest. Filterbank file</text:span><text:span text:style-name="T7">s</text:span><text:span text:style-name="T5"> </text:span><text:span text:style-name="T7">must have the extension</text:span><text:span text:style-name="T5"> “.fil”.</text:span></text:p>
      <text:p text:style-name="P9"/>
      <text:p text:style-name="P10"><text:span text:style-name="T5">T</text:span><text:span text:style-name="T1">o use SIGPROC programs, use this format:</text:span></text:p>
      <text:p text:style-name="P10"/>
      <text:p text:style-name="P18">% (program name) (input file(if needed)) (arguments) &gt; (output file name)</text:p>
      <text:p text:style-name="P10"/>
      <text:p text:style-name="P10"><text:span text:style-name="T1">There </text:span><text:span text:style-name="T7">are</text:span><text:span text:style-name="T1"> examples of this throught this paper. For quick access to information about a program </text:span><text:span text:style-name="T6">and the arguments it takes, </text:span><text:span text:style-name="T1">just enter the program name followed by “help”:</text:span></text:p>
      <text:p text:style-name="P10"/>
      <text:p text:style-name="P18">% (program name) help</text:p>
      <text:p text:style-name="P8"/>
      <text:p text:style-name="P19"/>
      <text:p text:style-name="P2"><text:span text:style-name="T11">F</text:span>ake</text:p>
      <text:p text:style-name="P12"/>
      <text:p text:style-name="P3"><text:span text:style-name="T25"><text:tab/></text:span><text:span text:style-name="T13">Fake creates filterbank files containing signals of fake pulsars. You can specifiy the properties of the pulsar such as period, </text:span><text:span text:style-name="T14">observation time, and dispersion measure. Fake is not set up to create simulated data from FRBs, however, it is possible to “cheat” and make it do so anyway. To make fake simulate FRBs intead of pulsars, just make the pulse period extremely large, at least as long as observation time. If you make the pulse period equal to the observation time, the FRB signal at the higest frequency channel will occur at half the observation time. </text:span><text:span text:style-name="T21">When doing this, b</text:span><text:span text:style-name="T14">e careful when setting the </text:span><text:span text:style-name="T21">pulse </text:span><text:span text:style-name="T14">width because the width can only be set to be a certain percentage of the period, </text:span><text:span text:style-name="T21">it</text:span><text:span text:style-name="T14"> can not </text:span><text:span text:style-name="T21">be set to</text:span><text:span text:style-name="T14"> a specific value.</text:span><text:span text:style-name="T16"> Fake is one of the few SIGPROC programs to not require an input file.</text:span><text:span text:style-name="T14"> </text:span><text:span text:style-name="T15">Here is an example of how to use fake:</text:span></text:p>
      <text:p text:style-name="P2"/>
      <text:p text:style-name="P4"><text:span text:style-name="T15">% </text:span><text:span text:style-name="T12">fake -period 200000 -width 0.025 -snrpeak 6.0 -dm 500 -nbits 16 -nchans 200 -tsamp 400 -tobs 200 -fch1 800 -foff 2 &gt; fake16.fil</text:span></text:p>
      <text:p text:style-name="P2"><text:soft-page-break/></text:p>
      <text:p text:style-name="P35"><text:span text:style-name="T24"><text:tab/>T</text:span><text:span text:style-name="T22">his will create a filterbank file of the name “fake16.fil” that contains a simulated FRB signal. The FRB has a DM of 500 and width of 0.05 s. There are 200 frequency channels spaced 2 MHz apart starting at 800 Mhz. The sampling frequency </text:span><text:span text:style-name="T23">is</text:span><text:span text:style-name="T22"> 400 </text:span><text:span text:style-name="T8">μ</text:span><text:span text:style-name="T30">s,</text:span><text:span text:style-name="T22"> the SNR of the dedisperse</text:span><text:span text:style-name="T23">d</text:span><text:span text:style-name="T22"> pulse woul</text:span><text:span text:style-name="T23">d</text:span><text:span text:style-name="T22"> be 6.0, and the values of the array </text:span><text:span text:style-name="T23">are</text:span><text:span text:style-name="T22"> 16 bit numbers.</text:span></text:p>
      <text:p text:style-name="P7"/>
      <text:p text:style-name="P7"/>
      <text:p text:style-name="P2"><text:span text:style-name="T31">D</text:span>edisperse</text:p>
      <text:p text:style-name="P2"/>
      <text:p text:style-name="P2"><text:span text:style-name="T12"><text:tab/></text:span><text:span text:style-name="T17">As the name suggests, Dedisperse dedisperses </text:span><text:span text:style-name="T18">a time series. It sums the signals from all the frequency channels together. The time offet of the samples being summed is dependent on the dispersion measure. Dedisperse requires a filterbank file as input. The </text:span><text:span text:style-name="T21">extension of the output file should be</text:span><text:span text:style-name="T18"> “.tim”. Here </text:span><text:span text:style-name="T19">i</text:span><text:span text:style-name="T18">s an example:</text:span></text:p>
      <text:p text:style-name="P2"/>
      <text:p text:style-name="P23">% dedisperse fake16.fil -d 500 &gt; dedisp16.fil</text:p>
      <text:p text:style-name="P2"/>
      <text:p text:style-name="P24"><text:tab/>This will dedisperse fake16.fil at a DM value of 500 and output the resulting 1D time series in a file named dedisp<text:span text:style-name="T44">16</text:span>.tim. .tim files are similar to filterbank file<text:span text:style-name="T44">s</text:span>, execpt there is a reference DM in the header and the array in the body is a <text:span text:style-name="T44">true </text:span>1D array.</text:p>
      <text:p text:style-name="P24"/>
      <text:p text:style-name="P7"/>
      <text:p text:style-name="P2"><text:span text:style-name="T32">R</text:span>eader</text:p>
      <text:p text:style-name="P11"/>
      <text:p text:style-name="P11"><text:tab/><text:span text:style-name="T32">Reader converts non-human-readable file formats like .tim and .fil into a human-readable format. The output file of reader should have the extension “.ascii”. Here is an example:</text:span></text:p>
      <text:p text:style-name="P11"/>
      <text:p text:style-name="P13">% reader <text:span text:style-name="T33">fake16.fil -c 1 -c 2 -c 3 &gt; read16_1.ascii</text:span></text:p>
      <text:p text:style-name="P13"/>
      <text:p text:style-name="P14">This writes the intesity values from the first three frequency channels to read16.ascii. Without the -c arguments, data from all frequency channels would written. read16.fil should look something like this:</text:p>
      <text:p text:style-name="P14"/>
      <table:table table:name="Table1" table:style-name="Table1">
        <table:table-column table:style-name="Table1.A" table:number-columns-repeated="3"/>
        <table:table-column table:style-name="Table1.D"/>
        <table:table-row>
          <table:table-cell table:style-name="Table1.A1" office:value-type="string">
            <text:p text:style-name="P17">0.000000</text:p>
          </table:table-cell>
          <table:table-cell table:style-name="Table1.A1" office:value-type="string">
            <text:p text:style-name="P17">164.000000</text:p>
          </table:table-cell>
          <table:table-cell table:style-name="Table1.A1" office:value-type="string">
            <text:p text:style-name="P17">192.000000</text:p>
          </table:table-cell>
          <table:table-cell table:style-name="Table1.A1" office:value-type="string">
            <text:p text:style-name="P17">158.000000</text:p>
          </table:table-cell>
        </table:table-row>
        <table:table-row>
          <table:table-cell table:style-name="Table1.A1" office:value-type="string">
            <text:p text:style-name="P17">0.000400</text:p>
          </table:table-cell>
          <table:table-cell table:style-name="Table1.A1" office:value-type="string">
            <text:p text:style-name="P17">126.000000</text:p>
          </table:table-cell>
          <table:table-cell table:style-name="Table1.A1" office:value-type="string">
            <text:p text:style-name="P17">144.000000</text:p>
          </table:table-cell>
          <table:table-cell table:style-name="Table1.A1" office:value-type="string">
            <text:p text:style-name="P17">125.000000</text:p>
          </table:table-cell>
        </table:table-row>
        <table:table-row>
          <table:table-cell table:style-name="Table1.A1" office:value-type="string">
            <text:p text:style-name="P17">0.000800</text:p>
          </table:table-cell>
          <table:table-cell table:style-name="Table1.A1" office:value-type="string">
            <text:p text:style-name="P17">187.000000</text:p>
          </table:table-cell>
          <table:table-cell table:style-name="Table1.A1" office:value-type="string">
            <text:p text:style-name="P17">218.000000</text:p>
          </table:table-cell>
          <table:table-cell table:style-name="Table1.A1" office:value-type="string">
            <text:p text:style-name="P17">226.000000</text:p>
          </table:table-cell>
        </table:table-row>
        <table:table-row>
          <table:table-cell table:style-name="Table1.A1" office:value-type="string">
            <text:p text:style-name="P17">...</text:p>
          </table:table-cell>
          <table:table-cell table:style-name="Table1.A1" office:value-type="string">
            <text:p text:style-name="P17">...</text:p>
          </table:table-cell>
          <table:table-cell table:style-name="Table1.A1" office:value-type="string">
            <text:p text:style-name="P17">...</text:p>
          </table:table-cell>
          <table:table-cell table:style-name="Table1.A1" office:value-type="string">
            <text:p text:style-name="P17">...</text:p>
          </table:table-cell>
        </table:table-row>
      </table:table>
      <text:p text:style-name="P14"/>
      <text:p text:style-name="P15"><text:tab/>The first column lists the times of the samples, and the 2<text:span text:style-name="T37">nd</text:span>, 3<text:span text:style-name="T37">rd</text:span>, and 4<text:span text:style-name="T37">th</text:span> columns list the intensity values from the 1<text:span text:style-name="T37">st</text:span>, 2<text:span text:style-name="T37">nd</text:span>, and 3<text:span text:style-name="T37">rd</text:span> frequency channels respectively. Here is another example:</text:p>
      <text:p text:style-name="P15"/>
      <text:p text:style-name="P15">% reader dedisp16.<text:span text:style-name="T38">tim</text:span> &gt; read<text:span text:style-name="T38">16_2</text:span>.ascii</text:p>
      <text:p text:style-name="P15"/>
      <text:p text:style-name="P15"><text:soft-page-break/><text:tab/>This <text:span text:style-name="T38">will produce a similar output file, but this one will only have one intensity comlumn since dedisp16.tim conatins a 1D dedisperesed time series. I wrote up a quick program called “homemade_plotter.py” that plots data in .ascii files, though it can only plot dedispered time series or data from a single frequency channel.</text:span></text:p>
      <text:p text:style-name="P11"/>
      <text:p text:style-name="P16"><text:tab/>It may be useful to know that some of SIGPROCs programs can be piped together. This eliminates the need <text:span text:style-name="T45">of</text:span> some temporary files. For example:</text:p>
      <text:p text:style-name="P16"/>
      <text:p text:style-name="P5"><text:span text:style-name="T15">% </text:span><text:span text:style-name="T12">fake -period 200000 -width 0.025 -snrpeak 6.0 -dm 500 -nbits 16 -nchans 200 -tsamp 400 -tobs 200 -fch1 800 -foff 2 </text:span><text:span text:style-name="T20">| </text:span><text:span text:style-name="T18">dedisperse -d 500 </text:span><text:span text:style-name="T20">| </text:span><text:span text:style-name="T26">reader &gt; read</text:span><text:span text:style-name="T27">16_</text:span><text:span text:style-name="T28">3</text:span><text:span text:style-name="T26">.ascii</text:span></text:p>
      <text:p text:style-name="P5"/>
      <text:p text:style-name="P6"><text:span text:style-name="T26"><text:tab/></text:span><text:span text:style-name="T25">If the data from </text:span><text:span text:style-name="T26">read</text:span><text:span text:style-name="T27">16_</text:span><text:span text:style-name="T25">2</text:span><text:span text:style-name="T26">.ascii </text:span><text:span text:style-name="T25">and </text:span><text:span text:style-name="T26">read</text:span><text:span text:style-name="T27">16_</text:span><text:span text:style-name="T25">3</text:span><text:span text:style-name="T26">.ascii </text:span><text:span text:style-name="T25">are plotted, the plots should be nearly identicle visually, the only di</text:span><text:span text:style-name="T29">f</text:span><text:span text:style-name="T25">ference coming from the random noise. </text:span></text:p>
      <text:p text:style-name="P25"/>
      <text:p text:style-name="P11"/>
      <text:p text:style-name="P2"><text:span text:style-name="T39">S</text:span>eek</text:p>
      <text:p text:style-name="P7"/>
      <text:p text:style-name="P11"><text:tab/><text:span text:style-name="T40">Seek looks through a dedispersed time series and searches for pulsars by default, however, it can be set to search for single pulses instead.</text:span></text:p>
      <text:p text:style-name="P11"/>
      <text:p text:style-name="P28">% seek <text:span text:style-name="T41">dedisp16.tim -</text:span>nofft -pulse</text:p>
      <text:p text:style-name="P28"/>
      <text:p text:style-name="P28">The arguments “-nofft” and “-pulse” set seek to look for FRBs in dedisp<text:span text:style-name="T45">16</text:span>.tim. The file extension of the input file must be “.tim”. When seek is set to search for pulses, the output file will have the same name as the input file, except the file extension will be “.pls”. In the case above, the output file would be “dedisp16.pls”. “.pls” files look something like this:</text:p>
      <text:p text:style-name="P29"/>
      <table:table table:name="Table2" table:style-name="Table2">
        <table:table-column table:style-name="Table2.A" table:number-columns-repeated="5"/>
        <table:table-row>
          <table:table-cell table:style-name="Table2.A1" office:value-type="string">
            <text:p text:style-name="P37">500.000</text:p>
          </table:table-cell>
          <table:table-cell table:style-name="Table2.A1" office:value-type="string">
            <text:p text:style-name="P37">7</text:p>
          </table:table-cell>
          <table:table-cell table:style-name="Table2.A1" office:value-type="string">
            <text:p text:style-name="P37">210917</text:p>
          </table:table-cell>
          <table:table-cell table:style-name="Table2.A1" office:value-type="string">
            <text:p text:style-name="P37">12.24</text:p>
          </table:table-cell>
          <table:table-cell table:style-name="Table2.A1" office:value-type="string">
            <text:p text:style-name="P37">19</text:p>
          </table:table-cell>
        </table:table-row>
        <table:table-row>
          <table:table-cell table:style-name="Table2.A1" office:value-type="string">
            <text:p text:style-name="P37">500.000</text:p>
          </table:table-cell>
          <table:table-cell table:style-name="Table2.A1" office:value-type="string">
            <text:p text:style-name="P37">7</text:p>
          </table:table-cell>
          <table:table-cell table:style-name="Table2.A1" office:value-type="string">
            <text:p text:style-name="P37">210981</text:p>
          </table:table-cell>
          <table:table-cell table:style-name="Table2.A1" office:value-type="string">
            <text:p text:style-name="P37">11.53</text:p>
          </table:table-cell>
          <table:table-cell table:style-name="Table2.A1" office:value-type="string">
            <text:p text:style-name="P37">19</text:p>
          </table:table-cell>
        </table:table-row>
        <table:table-row>
          <table:table-cell table:style-name="Table2.A1" office:value-type="string">
            <text:p text:style-name="P37">500.000</text:p>
          </table:table-cell>
          <table:table-cell table:style-name="Table2.A1" office:value-type="string">
            <text:p text:style-name="P37">6</text:p>
          </table:table-cell>
          <table:table-cell table:style-name="Table2.A1" office:value-type="string">
            <text:p text:style-name="P37">210972</text:p>
          </table:table-cell>
          <table:table-cell table:style-name="Table2.A1" office:value-type="string">
            <text:p text:style-name="P37">11.27</text:p>
          </table:table-cell>
          <table:table-cell table:style-name="Table2.A1" office:value-type="string">
            <text:p text:style-name="P37">19</text:p>
          </table:table-cell>
        </table:table-row>
        <table:table-row>
          <table:table-cell table:style-name="Table2.A1" office:value-type="string">
            <text:p text:style-name="P37">...</text:p>
          </table:table-cell>
          <table:table-cell table:style-name="Table2.A1" office:value-type="string">
            <text:p text:style-name="P37">...</text:p>
          </table:table-cell>
          <table:table-cell table:style-name="Table2.A1" office:value-type="string">
            <text:p text:style-name="P37">...</text:p>
          </table:table-cell>
          <table:table-cell table:style-name="Table2.A1" office:value-type="string">
            <text:p text:style-name="P37">...</text:p>
          </table:table-cell>
          <table:table-cell table:style-name="Table2.A1" office:value-type="string">
            <text:p text:style-name="P37">...</text:p>
          </table:table-cell>
        </table:table-row>
      </table:table>
      <text:p text:style-name="P28"/>
      <text:p text:style-name="P32"><text:span text:style-name="T34"><text:tab/>There are five columns. </text:span><text:span text:style-name="T35">The first column is the dispersion measure of the pulse. The second column is n, where the pulse width is tsamp*2^n. The third column is n_sample, where n_sample*tsamp gives the time at which the pulse was found relative to the start of the observation. The fourth column is the SNR of the pulse. The fifth column is m, where 2^m gives the nearest power of 2 for a FFT of the time series, though this is information is rarely used.</text:span></text:p>
      <text:p text:style-name="P32"/>
      <text:p text:style-name="P33"><text:span text:style-name="T35"><text:tab/>On SIGPROC's website, there is a page that discusses seek </text:span><text:span text:style-name="T36">when it is </text:span><text:span text:style-name="T35">set to search for pulsars (</text:span><text:a xlink:type="simple" xlink:href="http://sigproc.sourceforge.net/seek/"><text:span text:style-name="T35">http://sigproc.sourceforge.net/seek/</text:span></text:a><text:span text:style-name="T35">), so won't talk about it much here. However, I would just like to point out that if seek is set to </text:span><text:span text:style-name="T36">searh for pulars, the </text:span><text:span text:style-name="T34">output file will have the same name as the input file, except the file extension will be “.p</text:span><text:span text:style-name="T36">rd</text:span><text:span text:style-name="T34">”.</text:span></text:p>
      <text:p text:style-name="P11"/>
      <text:p text:style-name="P11"/>
      <text:p text:style-name="P2"><text:soft-page-break/><text:span text:style-name="T42">H</text:span>unt</text:p>
      <text:p text:style-name="P11"/>
      <text:p text:style-name="P11"><text:tab/><text:span text:style-name="T42">Hunt is very similar to seek, except it allows FRBs and pulsars to be searched for over a range of DM values. The DM values to be tested must be listed in a file named “dmlist”. An easy way to cr</text:span><text:span text:style-name="T43">eate this file is to do the following:</text:span></text:p>
      <text:p text:style-name="P11"/>
      <text:p text:style-name="P20">% step <text:span text:style-name="T42">(DM_start)</text:span> <text:span text:style-name="T42">(DM_stop)</text:span> <text:span text:style-name="T42">(DM_step)</text:span> &gt; dmlist <text:s text:c="16"/><text:span text:style-name="T42">&lt;-- General Form</text:span></text:p>
      <text:p text:style-name="P20"/>
      <text:p text:style-name="P21">% step <text:span text:style-name="T42">450</text:span> <text:span text:style-name="T42">550</text:span> <text:span text:style-name="T42">0.5</text:span> &gt; dmlist <text:s text:c="53"/><text:span text:style-name="T42">&lt;-- Specific Case</text:span></text:p>
      <text:p text:style-name="P21"/>
      <text:p text:style-name="P22">The specific case above will create a file named “dmlist” which lists numbers from 450 to 550 in steps of 0.5.</text:p>
      <text:p text:style-name="P22"/>
      <text:p text:style-name="P22"><text:tab/>Since hunt searches over a range of DM values, the input file can not be a dedsipersed time series; it must be a filterbank file (have the extension “.fil”). Just like seek, hunt will search for pulsars by default, but it can be set to search for single pulses by using the same arguments. For example:</text:p>
      <text:p text:style-name="P11"/>
      <text:p text:style-name="P11">% <text:span text:style-name="T42">hunt fake16 -nofft -pulse</text:span></text:p>
      <text:p text:style-name="P11"/>
      <text:p text:style-name="P30">Note that you need not state the file extension of the input file. Hunt knows to use fake16.fil. Hunt <text:s/>essentially runs dedisperse and seek in a loop. For each DM value listed in dmlist, it will dedisperse fake16.fil at the DM value and run seek with the resulting .tim file. All FRBs found will be appended to a single .pls file, and just like seek, <text:span text:style-name="T40">the output file will have the same name as the input file, except the file extension will be “.p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arial" svg:font-family="arial, sans-serif"/>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5T10:38:20.079360640</meta:creation-date>
    <dc:date>2016-12-16T12:23:07.057523628</dc:date>
    <meta:editing-duration>PT3H16M33S</meta:editing-duration>
    <meta:editing-cycles>8</meta:editing-cycles>
    <meta:generator>LibreOffice/4.2.8.2$Linux_X86_64 LibreOffice_project/420m0$Build-2</meta:generator>
    <meta:document-statistic meta:table-count="2" meta:image-count="0" meta:object-count="0" meta:page-count="4" meta:paragraph-count="75" meta:word-count="1382" meta:character-count="8031" meta:non-whitespace-character-count="6637"/>
  </office:meta>
</office:document-meta>
</file>